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47.31pt"/>
    </style:style>
    <style:style style:name="co4" style:family="table-column">
      <style:table-column-properties fo:break-before="auto" style:column-width="68.94pt"/>
    </style:style>
    <style:style style:name="co5" style:family="table-column">
      <style:table-column-properties fo:break-before="auto" style:column-width="69.96pt"/>
    </style:style>
    <style:style style:name="co6" style:family="table-column">
      <style:table-column-properties fo:break-before="auto" style:column-width="66.36pt"/>
    </style:style>
    <style:style style:name="co7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20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PHYS135-01</text:p>
          </table:table-cell>
          <table:table-cell table:style-name="Default" table:number-columns-repeated="2"/>
          <table:table-cell table:number-columns-repeated="31"/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irst</text:p>
          </table:table-cell>
          <table:table-cell table:style-name="Default" office:value-type="string" calcext:value-type="string">
            <text:p>Last</text:p>
          </table:table-cell>
          <table:table-cell table:style-name="Default" office:value-type="string" calcext:value-type="string">
            <text:p>Email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Bonus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ReadingQuiz1</text:p>
          </table:table-cell>
          <table:table-cell office:value-type="string" calcext:value-type="string">
            <text:p>ReadingQuiz2</text:p>
          </table:table-cell>
          <table:table-cell office:value-type="string" calcext:value-type="string">
            <text:p>ReadingQuiz3</text:p>
          </table:table-cell>
          <table:table-cell office:value-type="string" calcext:value-type="string">
            <text:p>ReadingQuiz4</text:p>
          </table:table-cell>
          <table:table-cell office:value-type="string" calcext:value-type="string">
            <text:p>ReadingQuiz5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ReadingQuiz6</text:p>
          </table:table-cell>
          <table:table-cell office:value-type="string" calcext:value-type="string">
            <text:p>ReadingQuiz7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ReadingQuiz8</text:p>
          </table:table-cell>
          <table:table-cell office:value-type="string" calcext:value-type="string">
            <text:p>ReadingQuiz9</text:p>
          </table:table-cell>
          <table:table-cell office:value-type="string" calcext:value-type="string">
            <text:p>ReadingQuiz10</text:p>
          </table:table-cell>
          <table:table-cell office:value-type="string" calcext:value-type="string">
            <text:p>Midterm2</text:p>
          </table:table-cell>
          <table:table-cell office:value-type="string" calcext:value-type="string">
            <text:p>ReadingQuiz11</text:p>
          </table:table-cell>
          <table:table-cell office:value-type="string" calcext:value-type="string">
            <text:p>ReadingQuiz12</text:p>
          </table:table-cell>
          <table:table-cell office:value-type="string" calcext:value-type="string">
            <text:p>Midterm3</text:p>
          </table:table-cell>
          <table:table-cell office:value-type="string" calcext:value-type="string">
            <text:p>FinalExam</text:p>
          </table:table-cell>
          <table:table-cell office:value-type="string" calcext:value-type="string">
            <text:p>Homework5</text:p>
          </table:table-cell>
          <table:table-cell office:value-type="string" calcext:value-type="string">
            <text:p>Homework6</text:p>
          </table:table-cell>
          <table:table-cell office:value-type="string" calcext:value-type="string">
            <text:p>Homework7</text:p>
          </table:table-cell>
          <table:table-cell office:value-type="string" calcext:value-type="string">
            <text:p>Homework8</text:p>
          </table:table-cell>
          <table:table-cell office:value-type="string" calcext:value-type="string">
            <text:p>Homework9</text:p>
          </table:table-cell>
          <table:table-cell office:value-type="string" calcext:value-type="string">
            <text:p>FinalPres</text:p>
          </table:table-cell>
          <table:table-cell office:value-type="string" calcext:value-type="string">
            <text:p>RawFinalGr</text:p>
          </table:table-cell>
          <table:table-cell office:value-type="string" calcext:value-type="string">
            <text:p>WithCurve</text:p>
          </table:table-cell>
          <table:table-cell office:value-type="string" calcext:value-type="string">
            <text:p>Grade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Doty</text:p>
          </table:table-cell>
          <table:table-cell office:value-type="string" calcext:value-type="string">
            <text:p>adoty@poets.whittier.edu</text:p>
          </table:table-cell>
          <table:table-cell table:number-columns-repeated="2"/>
          <table:table-cell office:value-type="float" office:value="99.53" calcext:value-type="float">
            <text:p>99.5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8/22" office:value-type="float" office:value="0.818181818181818" calcext:value-type="float">
            <text:p>0.81818181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6" calcext:value-type="float">
            <text:p>98.6</text:p>
          </table:table-cell>
          <table:table-cell office:value-type="float" office:value="98.84" calcext:value-type="float">
            <text:p>98.84</text:p>
          </table:table-cell>
          <table:table-cell office:value-type="float" office:value="87.29" calcext:value-type="float">
            <text:p>87.2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4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22/29" office:value-type="float" office:value="0.758620689655172" calcext:value-type="float">
            <text:p>0.7586206897</text:p>
          </table:table-cell>
          <table:table-cell office:value-type="float" office:value="98.27" calcext:value-type="float">
            <text:p>98.27</text:p>
          </table:table-cell>
          <table:table-cell office:value-type="float" office:value="96.97" calcext:value-type="float">
            <text:p>96.97</text:p>
          </table:table-cell>
          <table:table-cell office:value-type="float" office:value="95.73" calcext:value-type="float">
            <text:p>95.73</text:p>
          </table:table-cell>
          <table:table-cell office:value-type="float" office:value="92.89" calcext:value-type="float">
            <text:p>92.89</text:p>
          </table:table-cell>
          <table:table-cell office:value-type="float" office:value="99.04" calcext:value-type="float">
            <text:p>99.04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3]+0.15*[.X3]+0.15*[.U3]+0.15*[.L3]+0.2/100*([.AD3]+[.AC3]+[.AB3]+[.AA3]+[.Z3]+[.Q3]+[.P3]+[.O3]+[.F3])/9+0.1*[.AE3]+0.1/12*([.W3]+[.V3]+[.T3]+[.S3]+[.R3]+[.N3]+[.M3]+[.K3]+[.J3]+[.I3]+[.H3]+[.G3])" office:value-type="float" office:value="0.904917042842215" calcext:value-type="float">
            <text:p>0.9049170428</text:p>
          </table:table-cell>
          <table:table-cell table:formula="of:=[.AF3]+0.03" office:value-type="float" office:value="0.934917042842215" calcext:value-type="float">
            <text:p>0.9349170428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Dot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iza</text:p>
          </table:table-cell>
          <table:table-cell office:value-type="string" calcext:value-type="string">
            <text:p>Escobar</text:p>
          </table:table-cell>
          <table:table-cell office:value-type="string" calcext:value-type="string">
            <text:p>bescobar@poets.whittier.edu</text:p>
          </table:table-cell>
          <table:table-cell table:number-columns-repeated="2"/>
          <table:table-cell office:value-type="float" office:value="51.23" calcext:value-type="float">
            <text:p>51.2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4.5/22" office:value-type="float" office:value="0.659090909090909" calcext:value-type="float">
            <text:p>0.65909090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.15" calcext:value-type="float">
            <text:p>43.15</text:p>
          </table:table-cell>
          <table:table-cell office:value-type="float" office:value="0" calcext:value-type="float">
            <text:p>0</text:p>
          </table:table-cell>
          <table:table-cell office:value-type="float" office:value="31.57" calcext:value-type="float">
            <text:p>31.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5.5/27" office:value-type="float" office:value="0.944444444444444" calcext:value-type="float">
            <text:p>0.9444444444</text:p>
          </table:table-cell>
          <table:table-cell table:formula="of:=19/29" office:value-type="float" office:value="0.655172413793103" calcext:value-type="float">
            <text:p>0.6551724138</text:p>
          </table:table-cell>
          <table:table-cell office:value-type="float" office:value="11.81" calcext:value-type="float">
            <text:p>11.8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4]+0.15*[.X4]+0.15*[.U4]+0.15*[.L4]+0.2/100*([.AD4]+[.AC4]+[.AB4]+[.AA4]+[.Z4]+[.Q4]+[.P4]+[.O4]+[.F4])/9+0.1*[.AE4]+0.1/12*([.W4]+[.V4]+[.T4]+[.S4]+[.R4]+[.N4]+[.M4]+[.K4]+[.J4]+[.I4]+[.H4]+[.G4])" office:value-type="float" office:value="0.698586165099268" calcext:value-type="float">
            <text:p>0.6985861651</text:p>
          </table:table-cell>
          <table:table-cell table:formula="of:=[.AF4]+0.03" office:value-type="float" office:value="0.728586165099269" calcext:value-type="float">
            <text:p>0.7285861651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Escob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Flores</text:p>
          </table:table-cell>
          <table:table-cell office:value-type="string" calcext:value-type="string">
            <text:p>mflores9@poets.whittier.edu</text:p>
          </table:table-cell>
          <table:table-cell table:number-columns-repeated="2"/>
          <table:table-cell office:value-type="float" office:value="99.57" calcext:value-type="float">
            <text:p>99.5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52" calcext:value-type="float">
            <text:p>98.52</text:p>
          </table:table-cell>
          <table:table-cell office:value-type="float" office:value="55.52" calcext:value-type="float">
            <text:p>55.52</text:p>
          </table:table-cell>
          <table:table-cell office:value-type="float" office:value="93.2" calcext:value-type="float">
            <text:p>93.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.5/28" office:value-type="float" office:value="0.696428571428571" calcext:value-type="float">
            <text:p>0.696428571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1/27" office:value-type="float" office:value="0.777777777777778" calcext:value-type="float">
            <text:p>0.7777777778</text:p>
          </table:table-cell>
          <table:table-cell table:formula="of:=12/29" office:value-type="float" office:value="0.413793103448276" calcext:value-type="float">
            <text:p>0.4137931034</text:p>
          </table:table-cell>
          <table:table-cell office:value-type="float" office:value="95.85" calcext:value-type="float">
            <text:p>95.85</text:p>
          </table:table-cell>
          <table:table-cell office:value-type="float" office:value="96.4" calcext:value-type="float">
            <text:p>96.4</text:p>
          </table:table-cell>
          <table:table-cell office:value-type="float" office:value="97.04" calcext:value-type="float">
            <text:p>97.04</text:p>
          </table:table-cell>
          <table:table-cell office:value-type="float" office:value="44.37" calcext:value-type="float">
            <text:p>44.37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5]+0.15*[.X5]+0.15*[.U5]+0.15*[.L5]+0.2/100*([.AD5]+[.AC5]+[.AB5]+[.AA5]+[.Z5]+[.Q5]+[.P5]+[.O5]+[.F5])/9+0.1*[.AE5]+0.1/12*([.W5]+[.V5]+[.T5]+[.S5]+[.R5]+[.N5]+[.M5]+[.K5]+[.J5]+[.I5]+[.H5]+[.G5])" office:value-type="float" office:value="0.729870018908295" calcext:value-type="float">
            <text:p>0.7298700189</text:p>
          </table:table-cell>
          <table:table-cell table:formula="of:=[.AF5]+0.03" office:value-type="float" office:value="0.759870018908295" calcext:value-type="float">
            <text:p>0.7598700189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lo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Golmitz</text:p>
          </table:table-cell>
          <table:table-cell office:value-type="string" calcext:value-type="string">
            <text:p>agolmitz@poets.whittier.edu</text:p>
          </table:table-cell>
          <table:table-cell table:number-columns-repeated="2"/>
          <table:table-cell office:value-type="float" office:value="89.57" calcext:value-type="float">
            <text:p>89.5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3.8" calcext:value-type="float">
            <text:p>93.8</text:p>
          </table:table-cell>
          <table:table-cell office:value-type="float" office:value="90.13" calcext:value-type="float">
            <text:p>90.13</text:p>
          </table:table-cell>
          <table:table-cell office:value-type="float" office:value="84.57" calcext:value-type="float">
            <text:p>84.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3.5/28" office:value-type="float" office:value="0.839285714285714" calcext:value-type="float">
            <text:p>0.839285714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5/27" office:value-type="float" office:value="0.925925925925926" calcext:value-type="float">
            <text:p>0.9259259259</text:p>
          </table:table-cell>
          <table:table-cell table:formula="of:=20.5/29" office:value-type="float" office:value="0.706896551724138" calcext:value-type="float">
            <text:p>0.7068965517</text:p>
          </table:table-cell>
          <table:table-cell office:value-type="float" office:value="55.88" calcext:value-type="float">
            <text:p>55.88</text:p>
          </table:table-cell>
          <table:table-cell office:value-type="float" office:value="87.53" calcext:value-type="float">
            <text:p>87.53</text:p>
          </table:table-cell>
          <table:table-cell office:value-type="float" office:value="76.71" calcext:value-type="float">
            <text:p>76.71</text:p>
          </table:table-cell>
          <table:table-cell office:value-type="float" office:value="77.56" calcext:value-type="float">
            <text:p>77.56</text:p>
          </table:table-cell>
          <table:table-cell office:value-type="float" office:value="20.5" calcext:value-type="float">
            <text:p>20.5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6]+0.15*[.X6]+0.15*[.U6]+0.15*[.L6]+0.2/100*([.AD6]+[.AC6]+[.AB6]+[.AA6]+[.Z6]+[.Q6]+[.P6]+[.O6]+[.F6])/9+0.1*[.AE6]+0.1/12*([.W6]+[.V6]+[.T6]+[.S6]+[.R6]+[.N6]+[.M6]+[.K6]+[.J6]+[.I6]+[.H6]+[.G6])" office:value-type="float" office:value="0.810109158083296" calcext:value-type="float">
            <text:p>0.8101091581</text:p>
          </table:table-cell>
          <table:table-cell table:formula="of:=[.AF6]+0.03" office:value-type="float" office:value="0.840109158083296" calcext:value-type="float">
            <text:p>0.840109158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olmit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Grannis</text:p>
          </table:table-cell>
          <table:table-cell office:value-type="string" calcext:value-type="string">
            <text:p>ggrannis@poets.whittier.edu</text:p>
          </table:table-cell>
          <table:table-cell table:number-columns-repeated="2"/>
          <table:table-cell office:value-type="float" office:value="99.9" calcext:value-type="float">
            <text:p>99.9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(19+2)/22" office:value-type="float" office:value="0.954545454545455" calcext:value-type="float">
            <text:p>0.95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9.86" calcext:value-type="float">
            <text:p>99.8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3/24" office:value-type="float" office:value="0.958333333333333" calcext:value-type="float">
            <text:p>0.95833333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5.5/27" office:value-type="float" office:value="0.944444444444444" calcext:value-type="float">
            <text:p>0.9444444444</text:p>
          </table:table-cell>
          <table:table-cell table:formula="of:=25.5/29" office:value-type="float" office:value="0.879310344827586" calcext:value-type="float">
            <text:p>0.8793103448</text:p>
          </table:table-cell>
          <table:table-cell office:value-type="float" office:value="90.88" calcext:value-type="float">
            <text:p>90.88</text:p>
          </table:table-cell>
          <table:table-cell office:value-type="float" office:value="85" calcext:value-type="float">
            <text:p>85</text:p>
          </table:table-cell>
          <table:table-cell office:value-type="float" office:value="16.54" calcext:value-type="float">
            <text:p>16.54</text:p>
          </table:table-cell>
          <table:table-cell office:value-type="float" office:value="22.22" calcext:value-type="float">
            <text:p>22.22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7]+0.15*[.X7]+0.15*[.U7]+0.15*[.L7]+0.2/100*([.AD7]+[.AC7]+[.AB7]+[.AA7]+[.Z7]+[.Q7]+[.P7]+[.O7]+[.F7])/9+0.1*[.AE7]+0.1/12*([.W7]+[.V7]+[.T7]+[.S7]+[.R7]+[.N7]+[.M7]+[.K7]+[.J7]+[.I7]+[.H7]+[.G7])" office:value-type="float" office:value="0.887806147683734" calcext:value-type="float">
            <text:p>0.8878061477</text:p>
          </table:table-cell>
          <table:table-cell table:formula="of:=[.AF7]+0.03" office:value-type="float" office:value="0.917806147683734" calcext:value-type="float">
            <text:p>0.9178061477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Grann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ris Bianca</text:p>
          </table:table-cell>
          <table:table-cell office:value-type="string" calcext:value-type="string">
            <text:p>Hubac</text:p>
          </table:table-cell>
          <table:table-cell office:value-type="string" calcext:value-type="string">
            <text:p>ihubac@poets.whittier.edu</text:p>
          </table:table-cell>
          <table:table-cell table:number-columns-repeated="2"/>
          <table:table-cell office:value-type="float" office:value="98.68" calcext:value-type="float">
            <text:p>98.6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57" calcext:value-type="float">
            <text:p>93.57</text:p>
          </table:table-cell>
          <table:table-cell office:value-type="float" office:value="93.11" calcext:value-type="float">
            <text:p>93.11</text:p>
          </table:table-cell>
          <table:table-cell office:value-type="float" office:value="75.8" calcext:value-type="float">
            <text:p>75.8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5/24" office:value-type="float" office:value="0.854166666666667" calcext:value-type="float">
            <text:p>0.85416666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.5/27" office:value-type="float" office:value="0.833333333333333" calcext:value-type="float">
            <text:p>0.8333333333</text:p>
          </table:table-cell>
          <table:table-cell table:formula="of:=22/29" office:value-type="float" office:value="0.758620689655172" calcext:value-type="float">
            <text:p>0.7586206897</text:p>
          </table:table-cell>
          <table:table-cell office:value-type="float" office:value="97.75" calcext:value-type="float">
            <text:p>97.75</text:p>
          </table:table-cell>
          <table:table-cell office:value-type="float" office:value="87.1" calcext:value-type="float">
            <text:p>87.1</text:p>
          </table:table-cell>
          <table:table-cell office:value-type="float" office:value="89.63" calcext:value-type="float">
            <text:p>89.63</text:p>
          </table:table-cell>
          <table:table-cell office:value-type="float" office:value="96.09" calcext:value-type="float">
            <text:p>96.09</text:p>
          </table:table-cell>
          <table:table-cell office:value-type="float" office:value="92.25" calcext:value-type="float">
            <text:p>92.25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8]+0.15*[.X8]+0.15*[.U8]+0.15*[.L8]+0.2/100*([.AD8]+[.AC8]+[.AB8]+[.AA8]+[.Z8]+[.Q8]+[.P8]+[.O8]+[.F8])/9+0.1*[.AE8]+0.1/12*([.W8]+[.V8]+[.T8]+[.S8]+[.R8]+[.N8]+[.M8]+[.K8]+[.J8]+[.I8]+[.H8]+[.G8])" office:value-type="float" office:value="0.845479315569488" calcext:value-type="float">
            <text:p>0.8454793156</text:p>
          </table:table-cell>
          <table:table-cell table:formula="of:=[.AF8]+0.03" office:value-type="float" office:value="0.875479315569488" calcext:value-type="float">
            <text:p>0.8754793156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Huba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an</text:p>
          </table:table-cell>
          <table:table-cell office:value-type="string" calcext:value-type="string">
            <text:p>Lin</text:p>
          </table:table-cell>
          <table:table-cell office:value-type="string" calcext:value-type="string">
            <text:p>alin1@poets.whittier.edu</text:p>
          </table:table-cell>
          <table:table-cell table:number-columns-repeated="2"/>
          <table:table-cell office:value-type="float" office:value="99.07" calcext:value-type="float">
            <text:p>99.0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8.5/22" office:value-type="float" office:value="0.840909090909091" calcext:value-type="float">
            <text:p>0.84090909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6.83" calcext:value-type="float">
            <text:p>96.83</text:p>
          </table:table-cell>
          <table:table-cell office:value-type="float" office:value="95.48" calcext:value-type="float">
            <text:p>95.48</text:p>
          </table:table-cell>
          <table:table-cell office:value-type="float" office:value="99.4" calcext:value-type="float">
            <text:p>99.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3.5/24" office:value-type="float" office:value="0.979166666666667" calcext:value-type="float">
            <text:p>0.97916666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6.5/27" office:value-type="float" office:value="0.981481481481482" calcext:value-type="float">
            <text:p>0.9814814815</text:p>
          </table:table-cell>
          <table:table-cell table:formula="of:=22.5/29" office:value-type="float" office:value="0.775862068965517" calcext:value-type="float">
            <text:p>0.775862069</text:p>
          </table:table-cell>
          <table:table-cell office:value-type="float" office:value="85.25" calcext:value-type="float">
            <text:p>85.25</text:p>
          </table:table-cell>
          <table:table-cell office:value-type="float" office:value="99.67" calcext:value-type="float">
            <text:p>99.67</text:p>
          </table:table-cell>
          <table:table-cell office:value-type="float" office:value="93.46" calcext:value-type="float">
            <text:p>93.46</text:p>
          </table:table-cell>
          <table:table-cell office:value-type="float" office:value="98.44" calcext:value-type="float">
            <text:p>98.44</text:p>
          </table:table-cell>
          <table:table-cell office:value-type="float" office:value="89.49" calcext:value-type="float">
            <text:p>89.49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9]+0.15*[.X9]+0.15*[.U9]+0.15*[.L9]+0.2/100*([.AD9]+[.AC9]+[.AB9]+[.AA9]+[.Z9]+[.Q9]+[.P9]+[.O9]+[.F9])/9+0.1*[.AE9]+0.1/12*([.W9]+[.V9]+[.T9]+[.S9]+[.R9]+[.N9]+[.M9]+[.K9]+[.J9]+[.I9]+[.H9]+[.G9])" office:value-type="float" office:value="0.910410673981191" calcext:value-type="float">
            <text:p>0.910410674</text:p>
          </table:table-cell>
          <table:table-cell table:formula="of:=[.AF9]+0.03" office:value-type="float" office:value="0.940410673981191" calcext:value-type="float">
            <text:p>0.940410674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L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elen</text:p>
          </table:table-cell>
          <table:table-cell office:value-type="string" calcext:value-type="string">
            <text:p>Macdonald</text:p>
          </table:table-cell>
          <table:table-cell office:value-type="string" calcext:value-type="string">
            <text:p>hmacdona@poets.whittier.edu</text:p>
          </table:table-cell>
          <table:table-cell table:number-columns-repeated="2"/>
          <table:table-cell office:value-type="float" office:value="95.87" calcext:value-type="float">
            <text:p>95.87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2.7" calcext:value-type="float">
            <text:p>82.7</text:p>
          </table:table-cell>
          <table:table-cell office:value-type="float" office:value="78.91" calcext:value-type="float">
            <text:p>78.91</text:p>
          </table:table-cell>
          <table:table-cell office:value-type="float" office:value="94.79" calcext:value-type="float">
            <text:p>94.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.5/27" office:value-type="float" office:value="0.833333333333333" calcext:value-type="float">
            <text:p>0.8333333333</text:p>
          </table:table-cell>
          <table:table-cell table:formula="of:=23/29" office:value-type="float" office:value="0.793103448275862" calcext:value-type="float">
            <text:p>0.7931034483</text:p>
          </table:table-cell>
          <table:table-cell office:value-type="float" office:value="72" calcext:value-type="float">
            <text:p>72</text:p>
          </table:table-cell>
          <table:table-cell office:value-type="float" office:value="78.6" calcext:value-type="float">
            <text:p>78.6</text:p>
          </table:table-cell>
          <table:table-cell office:value-type="float" office:value="95.88" calcext:value-type="float">
            <text:p>95.88</text:p>
          </table:table-cell>
          <table:table-cell office:value-type="float" office:value="81.67" calcext:value-type="float">
            <text:p>81.67</text:p>
          </table:table-cell>
          <table:table-cell office:value-type="float" office:value="22.73" calcext:value-type="float">
            <text:p>22.73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10]+0.15*[.X10]+0.15*[.U10]+0.15*[.L10]+0.2/100*([.AD10]+[.AC10]+[.AB10]+[.AA10]+[.Z10]+[.Q10]+[.P10]+[.O10]+[.F10])/9+0.1*[.AE10]+0.1/12*([.W10]+[.V10]+[.T10]+[.S10]+[.R10]+[.N10]+[.M10]+[.K10]+[.J10]+[.I10]+[.H10]+[.G10])" office:value-type="float" office:value="0.860827133402995" calcext:value-type="float">
            <text:p>0.8608271334</text:p>
          </table:table-cell>
          <table:table-cell table:formula="of:=[.AF10]+0.03" office:value-type="float" office:value="0.890827133402996" calcext:value-type="float">
            <text:p>0.8908271334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Macdona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Mijares</text:p>
          </table:table-cell>
          <table:table-cell office:value-type="string" calcext:value-type="string">
            <text:p>omijares@poets.whittier.edu</text:p>
          </table:table-cell>
          <table:table-cell table:number-columns-repeated="2"/>
          <table:table-cell office:value-type="float" office:value="98.37" calcext:value-type="float">
            <text:p>98.3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02" calcext:value-type="float">
            <text:p>98.02</text:p>
          </table:table-cell>
          <table:table-cell office:value-type="float" office:value="95.87" calcext:value-type="float">
            <text:p>95.87</text:p>
          </table:table-cell>
          <table:table-cell office:value-type="float" office:value="95.43" calcext:value-type="float">
            <text:p>95.4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/>
          <table:table-cell table:formula="of:=26/27" office:value-type="float" office:value="0.962962962962963" calcext:value-type="float">
            <text:p>0.962962963</text:p>
          </table:table-cell>
          <table:table-cell table:formula="of:=27.5/29" office:value-type="float" office:value="0.948275862068966" calcext:value-type="float">
            <text:p>0.9482758621</text:p>
          </table:table-cell>
          <table:table-cell office:value-type="float" office:value="95.17" calcext:value-type="float">
            <text:p>95.17</text:p>
          </table:table-cell>
          <table:table-cell office:value-type="float" office:value="85.6" calcext:value-type="float">
            <text:p>85.6</text:p>
          </table:table-cell>
          <table:table-cell office:value-type="float" office:value="98.94" calcext:value-type="float">
            <text:p>98.94</text:p>
          </table:table-cell>
          <table:table-cell office:value-type="float" office:value="97.83" calcext:value-type="float">
            <text:p>97.83</text:p>
          </table:table-cell>
          <table:table-cell office:value-type="float" office:value="96.63" calcext:value-type="float">
            <text:p>96.63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11]+0.15*[.X11]+0.15*[.U11]+0.15*[.L11]+0.2/100*([.AD11]+[.AC11]+[.AB11]+[.AA11]+[.Z11]+[.Q11]+[.P11]+[.O11]+[.F11])/9+0.1*[.AE11]+0.1/12*([.W11]+[.V11]+[.T11]+[.S11]+[.R11]+[.N11]+[.M11]+[.K11]+[.J11]+[.I11]+[.H11]+[.G11])" office:value-type="float" office:value="0.947149662138628" calcext:value-type="float">
            <text:p>0.9471496621</text:p>
          </table:table-cell>
          <table:table-cell table:formula="of:=[.AF11]+0.03" office:value-type="float" office:value="0.977149662138628" calcext:value-type="float">
            <text:p>0.9771496621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Mija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jorozco4@poets.whittier.edu</text:p>
          </table:table-cell>
          <table:table-cell table:number-columns-repeated="2"/>
          <table:table-cell office:value-type="float" office:value="98.53" calcext:value-type="float">
            <text:p>98.5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5" calcext:value-type="float">
            <text:p>98.5</text:p>
          </table:table-cell>
          <table:table-cell office:value-type="float" office:value="94.42" calcext:value-type="float">
            <text:p>94.42</text:p>
          </table:table-cell>
          <table:table-cell office:value-type="float" office:value="90.11" calcext:value-type="float">
            <text:p>90.1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25.5/29" office:value-type="float" office:value="0.879310344827586" calcext:value-type="float">
            <text:p>0.8793103448</text:p>
          </table:table-cell>
          <table:table-cell office:value-type="float" office:value="97.5" calcext:value-type="float">
            <text:p>97.5</text:p>
          </table:table-cell>
          <table:table-cell office:value-type="float" office:value="94.77" calcext:value-type="float">
            <text:p>94.77</text:p>
          </table:table-cell>
          <table:table-cell office:value-type="float" office:value="99.92" calcext:value-type="float">
            <text:p>99.92</text:p>
          </table:table-cell>
          <table:table-cell office:value-type="float" office:value="99.33" calcext:value-type="float">
            <text:p>99.33</text:p>
          </table:table-cell>
          <table:table-cell office:value-type="float" office:value="96.56" calcext:value-type="float">
            <text:p>96.56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12]+0.15*[.X12]+0.15*[.U12]+0.15*[.L12]+0.2/100*([.AD12]+[.AC12]+[.AB12]+[.AA12]+[.Z12]+[.Q12]+[.P12]+[.O12]+[.F12])/9+0.1*[.AE12]+0.1/12*([.W12]+[.V12]+[.T12]+[.S12]+[.R12]+[.N12]+[.M12]+[.K12]+[.J12]+[.I12]+[.H12]+[.G12])" office:value-type="float" office:value="0.946867056774643" calcext:value-type="float">
            <text:p>0.9468670568</text:p>
          </table:table-cell>
          <table:table-cell table:formula="of:=[.AF12]+0.03" office:value-type="float" office:value="0.976867056774643" calcext:value-type="float">
            <text:p>0.9768670568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Oroz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Orton</text:p>
          </table:table-cell>
          <table:table-cell office:value-type="string" calcext:value-type="string">
            <text:p>rorton@poets.whittier.edu</text:p>
          </table:table-cell>
          <table:table-cell table:number-columns-repeated="2"/>
          <table:table-cell office:value-type="float" office:value="98.83" calcext:value-type="float">
            <text:p>98.8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37" calcext:value-type="float">
            <text:p>98.37</text:p>
          </table:table-cell>
          <table:table-cell office:value-type="float" office:value="98.36" calcext:value-type="float">
            <text:p>98.36</text:p>
          </table:table-cell>
          <table:table-cell office:value-type="float" office:value="83.66" calcext:value-type="float">
            <text:p>83.66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6.5/27" office:value-type="float" office:value="0.981481481481482" calcext:value-type="float">
            <text:p>0.9814814815</text:p>
          </table:table-cell>
          <table:table-cell table:formula="of:=25.5/29" office:value-type="float" office:value="0.879310344827586" calcext:value-type="float">
            <text:p>0.8793103448</text:p>
          </table:table-cell>
          <table:table-cell office:value-type="float" office:value="90.38" calcext:value-type="float">
            <text:p>90.38</text:p>
          </table:table-cell>
          <table:table-cell office:value-type="float" office:value="99.03" calcext:value-type="float">
            <text:p>99.03</text:p>
          </table:table-cell>
          <table:table-cell office:value-type="float" office:value="98.02" calcext:value-type="float">
            <text:p>98.02</text:p>
          </table:table-cell>
          <table:table-cell office:value-type="float" office:value="99.67" calcext:value-type="float">
            <text:p>99.67</text:p>
          </table:table-cell>
          <table:table-cell office:value-type="float" office:value="99.03" calcext:value-type="float">
            <text:p>99.03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13]+0.15*[.X13]+0.15*[.U13]+0.15*[.L13]+0.2/100*([.AD13]+[.AC13]+[.AB13]+[.AA13]+[.Z13]+[.Q13]+[.P13]+[.O13]+[.F13])/9+0.1*[.AE13]+0.1/12*([.W13]+[.V13]+[.T13]+[.S13]+[.R13]+[.N13]+[.M13]+[.K13]+[.J13]+[.I13]+[.H13]+[.G13])" office:value-type="float" office:value="0.944998319400906" calcext:value-type="float">
            <text:p>0.9449983194</text:p>
          </table:table-cell>
          <table:table-cell table:formula="of:=[.AF13]+0.03" office:value-type="float" office:value="0.974998319400906" calcext:value-type="float">
            <text:p>0.9749983194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Ort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Petro</text:p>
          </table:table-cell>
          <table:table-cell office:value-type="string" calcext:value-type="string">
            <text:p>kpetro@poets.whittier.edu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99.47" calcext:value-type="float">
            <text:p>99.4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0.5/22" office:value-type="float" office:value="0.931818181818182" calcext:value-type="float">
            <text:p>0.93181818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97" calcext:value-type="float">
            <text:p>97.97</text:p>
          </table:table-cell>
          <table:table-cell office:value-type="float" office:value="96.26" calcext:value-type="float">
            <text:p>96.26</text:p>
          </table:table-cell>
          <table:table-cell office:value-type="float" office:value="97.84" calcext:value-type="float">
            <text:p>97.8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3.5/24" office:value-type="float" office:value="0.979166666666667" calcext:value-type="float">
            <text:p>0.97916666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21.5/29" office:value-type="float" office:value="0.741379310344828" calcext:value-type="float">
            <text:p>0.7413793103</text:p>
          </table:table-cell>
          <table:table-cell office:value-type="float" office:value="73.63" calcext:value-type="float">
            <text:p>73.63</text:p>
          </table:table-cell>
          <table:table-cell office:value-type="float" office:value="37.63" calcext:value-type="float">
            <text:p>37.63</text:p>
          </table:table-cell>
          <table:table-cell office:value-type="float" office:value="34.67" calcext:value-type="float">
            <text:p>34.67</text:p>
          </table:table-cell>
          <table:table-cell office:value-type="float" office:value="87.11" calcext:value-type="float">
            <text:p>87.11</text:p>
          </table:table-cell>
          <table:table-cell office:value-type="float" office:value="8.25" calcext:value-type="float">
            <text:p>8.25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14]+0.15*[.X14]+0.15*[.U14]+0.15*[.L14]+0.2/100*([.AD14]+[.AC14]+[.AB14]+[.AA14]+[.Z14]+[.Q14]+[.P14]+[.O14]+[.F14])/9+0.1*[.AE14]+0.1/12*([.W14]+[.V14]+[.T14]+[.S14]+[.R14]+[.N14]+[.M14]+[.K14]+[.J14]+[.I14]+[.H14]+[.G14])" office:value-type="float" office:value="0.882927957157785" calcext:value-type="float">
            <text:p>0.8829279572</text:p>
          </table:table-cell>
          <table:table-cell table:formula="of:=[.AF14]+0.03" office:value-type="float" office:value="0.912927957157785" calcext:value-type="float">
            <text:p>0.9129279572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Pet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seph</text:p>
          </table:table-cell>
          <table:table-cell office:value-type="string" calcext:value-type="string">
            <text:p>Pirro</text:p>
          </table:table-cell>
          <table:table-cell office:value-type="string" calcext:value-type="string">
            <text:p>jpirro@poets.whittier.edu</text:p>
          </table:table-cell>
          <table:table-cell table:number-columns-repeated="2"/>
          <table:table-cell office:value-type="float" office:value="98.23" calcext:value-type="float">
            <text:p>98.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5.5/22" office:value-type="float" office:value="0.704545454545455" calcext:value-type="float">
            <text:p>0.70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.45" calcext:value-type="float">
            <text:p>84.45</text:p>
          </table:table-cell>
          <table:table-cell office:value-type="float" office:value="81.32" calcext:value-type="float">
            <text:p>81.32</text:p>
          </table:table-cell>
          <table:table-cell office:value-type="float" office:value="76.13" calcext:value-type="float">
            <text:p>76.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9.5/28" office:value-type="float" office:value="0.696428571428571" calcext:value-type="float">
            <text:p>0.6964285714</text:p>
          </table:table-cell>
          <table:table-cell office:value-type="float" office:value="1" calcext:value-type="float">
            <text:p>1</text:p>
          </table:table-cell>
          <table:table-cell/>
          <table:table-cell table:formula="of:=21/27" office:value-type="float" office:value="0.777777777777778" calcext:value-type="float">
            <text:p>0.7777777778</text:p>
          </table:table-cell>
          <table:table-cell table:formula="of:=21.5/29" office:value-type="float" office:value="0.741379310344828" calcext:value-type="float">
            <text:p>0.7413793103</text:p>
          </table:table-cell>
          <table:table-cell office:value-type="float" office:value="89.38" calcext:value-type="float">
            <text:p>89.38</text:p>
          </table:table-cell>
          <table:table-cell office:value-type="float" office:value="96.57" calcext:value-type="float">
            <text:p>96.57</text:p>
          </table:table-cell>
          <table:table-cell office:value-type="float" office:value="92.58" calcext:value-type="float">
            <text:p>92.58</text:p>
          </table:table-cell>
          <table:table-cell office:value-type="float" office:value="81.7" calcext:value-type="float">
            <text:p>81.7</text:p>
          </table:table-cell>
          <table:table-cell office:value-type="float" office:value="82.71" calcext:value-type="float">
            <text:p>82.71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15]+0.15*[.X15]+0.15*[.U15]+0.15*[.L15]+0.2/100*([.AD15]+[.AC15]+[.AB15]+[.AA15]+[.Z15]+[.Q15]+[.P15]+[.O15]+[.F15])/9+0.1*[.AE15]+0.1/12*([.W15]+[.V15]+[.T15]+[.S15]+[.R15]+[.N15]+[.M15]+[.K15]+[.J15]+[.I15]+[.H15]+[.G15])" office:value-type="float" office:value="0.778701889336717" calcext:value-type="float">
            <text:p>0.7787018893</text:p>
          </table:table-cell>
          <table:table-cell table:formula="of:=[.AF15]+0.03" office:value-type="float" office:value="0.808701889336717" calcext:value-type="float">
            <text:p>0.8087018893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Pirr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onnis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arivera2@poets.whittier.edu</text:p>
          </table:table-cell>
          <table:table-cell table:number-columns-repeated="2"/>
          <table:table-cell office:value-type="float" office:value="89.88" calcext:value-type="float">
            <text:p>89.8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9/22" office:value-type="float" office:value="0.863636363636364" calcext:value-type="float">
            <text:p>0.86363636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.83" calcext:value-type="float">
            <text:p>60.83</text:p>
          </table:table-cell>
          <table:table-cell office:value-type="float" office:value="46.89" calcext:value-type="float">
            <text:p>46.89</text:p>
          </table:table-cell>
          <table:table-cell office:value-type="float" office:value="62.92" calcext:value-type="float">
            <text:p>62.9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4/28" office:value-type="float" office:value="0.857142857142857" calcext:value-type="float">
            <text:p>0.857142857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9.5/27" office:value-type="float" office:value="0.722222222222222" calcext:value-type="float">
            <text:p>0.7222222222</text:p>
          </table:table-cell>
          <table:table-cell table:formula="of:=20.5/29" office:value-type="float" office:value="0.706896551724138" calcext:value-type="float">
            <text:p>0.7068965517</text:p>
          </table:table-cell>
          <table:table-cell office:value-type="float" office:value="47.13" calcext:value-type="float">
            <text:p>47.13</text:p>
          </table:table-cell>
          <table:table-cell office:value-type="float" office:value="51.25" calcext:value-type="float">
            <text:p>51.25</text:p>
          </table:table-cell>
          <table:table-cell office:value-type="float" office:value="0" calcext:value-type="float">
            <text:p>0</text:p>
          </table:table-cell>
          <table:table-cell office:value-type="float" office:value="38.67" calcext:value-type="float">
            <text:p>38.67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16]+0.15*[.X16]+0.15*[.U16]+0.15*[.L16]+0.2/100*([.AD16]+[.AC16]+[.AB16]+[.AA16]+[.Z16]+[.Q16]+[.P16]+[.O16]+[.F16])/9+0.1*[.AE16]+0.1/12*([.W16]+[.V16]+[.T16]+[.S16]+[.R16]+[.N16]+[.M16]+[.K16]+[.J16]+[.I16]+[.H16]+[.G16])" office:value-type="float" office:value="0.760833588097726" calcext:value-type="float">
            <text:p>0.7608335881</text:p>
          </table:table-cell>
          <table:table-cell table:formula="of:=[.AF16]+0.03" office:value-type="float" office:value="0.790833588097726" calcext:value-type="float">
            <text:p>0.7908335881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Rive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thaniel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nrubalca@poets.whittier.edu</text:p>
          </table:table-cell>
          <table:table-cell table:number-columns-repeated="2"/>
          <table:table-cell office:value-type="float" office:value="99.3" calcext:value-type="float">
            <text:p>99.3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21/22" office:value-type="float" office:value="0.954545454545455" calcext:value-type="float">
            <text:p>0.95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3.6" calcext:value-type="float">
            <text:p>93.6</text:p>
          </table:table-cell>
          <table:table-cell office:value-type="float" office:value="93.31" calcext:value-type="float">
            <text:p>93.31</text:p>
          </table:table-cell>
          <table:table-cell office:value-type="float" office:value="88.29" calcext:value-type="float">
            <text:p>88.2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6/27" office:value-type="float" office:value="0.962962962962963" calcext:value-type="float">
            <text:p>0.962962963</text:p>
          </table:table-cell>
          <table:table-cell table:formula="of:=26/29" office:value-type="float" office:value="0.896551724137931" calcext:value-type="float">
            <text:p>0.8965517241</text:p>
          </table:table-cell>
          <table:table-cell office:value-type="float" office:value="97.75" calcext:value-type="float">
            <text:p>97.75</text:p>
          </table:table-cell>
          <table:table-cell office:value-type="float" office:value="99.57" calcext:value-type="float">
            <text:p>99.57</text:p>
          </table:table-cell>
          <table:table-cell office:value-type="float" office:value="96.5" calcext:value-type="float">
            <text:p>96.5</text:p>
          </table:table-cell>
          <table:table-cell office:value-type="float" office:value="99.67" calcext:value-type="float">
            <text:p>99.67</text:p>
          </table:table-cell>
          <table:table-cell office:value-type="float" office:value="92.53" calcext:value-type="float">
            <text:p>92.53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17]+0.15*[.X17]+0.15*[.U17]+0.15*[.L17]+0.2/100*([.AD17]+[.AC17]+[.AB17]+[.AA17]+[.Z17]+[.Q17]+[.P17]+[.O17]+[.F17])/9+0.1*[.AE17]+0.1/12*([.W17]+[.V17]+[.T17]+[.S17]+[.R17]+[.N17]+[.M17]+[.K17]+[.J17]+[.I17]+[.H17]+[.G17])" office:value-type="float" office:value="0.950835687913619" calcext:value-type="float">
            <text:p>0.9508356879</text:p>
          </table:table-cell>
          <table:table-cell table:formula="of:=[.AF17]+0.03" office:value-type="float" office:value="0.980835687913619" calcext:value-type="float">
            <text:p>0.9808356879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Rubalcav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aruiz1@poets.whittier.edu</text:p>
          </table:table-cell>
          <table:table-cell table:number-columns-repeated="2"/>
          <table:table-cell office:value-type="float" office:value="99.7" calcext:value-type="float">
            <text:p>99.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6.8" calcext:value-type="float">
            <text:p>86.8</text:p>
          </table:table-cell>
          <table:table-cell office:value-type="float" office:value="93.54" calcext:value-type="float">
            <text:p>93.54</text:p>
          </table:table-cell>
          <table:table-cell office:value-type="float" office:value="83.79" calcext:value-type="float">
            <text:p>83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1/24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5.5/27" office:value-type="float" office:value="0.944444444444444" calcext:value-type="float">
            <text:p>0.9444444444</text:p>
          </table:table-cell>
          <table:table-cell table:formula="of:=19/29" office:value-type="float" office:value="0.655172413793103" calcext:value-type="float">
            <text:p>0.6551724138</text:p>
          </table:table-cell>
          <table:table-cell office:value-type="float" office:value="86.5" calcext:value-type="float">
            <text:p>86.5</text:p>
          </table:table-cell>
          <table:table-cell office:value-type="float" office:value="99.47" calcext:value-type="float">
            <text:p>99.47</text:p>
          </table:table-cell>
          <table:table-cell office:value-type="float" office:value="92.38" calcext:value-type="float">
            <text:p>92.38</text:p>
          </table:table-cell>
          <table:table-cell office:value-type="float" office:value="95.7" calcext:value-type="float">
            <text:p>95.7</text:p>
          </table:table-cell>
          <table:table-cell office:value-type="float" office:value="96.63" calcext:value-type="float">
            <text:p>96.63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18]+0.15*[.X18]+0.15*[.U18]+0.15*[.L18]+0.2/100*([.AD18]+[.AC18]+[.AB18]+[.AA18]+[.Z18]+[.Q18]+[.P18]+[.O18]+[.F18])/9+0.1*[.AE18]+0.1/12*([.W18]+[.V18]+[.T18]+[.S18]+[.R18]+[.N18]+[.M18]+[.K18]+[.J18]+[.I18]+[.H18]+[.G18])" office:value-type="float" office:value="0.859290710553814" calcext:value-type="float">
            <text:p>0.8592907106</text:p>
          </table:table-cell>
          <table:table-cell table:formula="of:=[.AF18]+0.03" office:value-type="float" office:value="0.889290710553814" calcext:value-type="float">
            <text:p>0.8892907106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Rui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ocelyn</text:p>
          </table:table-cell>
          <table:table-cell office:value-type="string" calcext:value-type="string">
            <text:p>Saldana</text:p>
          </table:table-cell>
          <table:table-cell office:value-type="string" calcext:value-type="string">
            <text:p>jsaldana@poets.whittier.edu</text:p>
          </table:table-cell>
          <table:table-cell table:number-columns-repeated="2"/>
          <table:table-cell office:value-type="float" office:value="97.48" calcext:value-type="float">
            <text:p>97.48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7.5/22" office:value-type="float" office:value="0.795454545454545" calcext:value-type="float">
            <text:p>0.79545454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7.4" calcext:value-type="float">
            <text:p>97.4</text:p>
          </table:table-cell>
          <table:table-cell office:value-type="float" office:value="98.85" calcext:value-type="float">
            <text:p>98.85</text:p>
          </table:table-cell>
          <table:table-cell office:value-type="float" office:value="94.99" calcext:value-type="float">
            <text:p>94.99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5.5/27" office:value-type="float" office:value="0.944444444444444" calcext:value-type="float">
            <text:p>0.9444444444</text:p>
          </table:table-cell>
          <table:table-cell table:formula="of:=21/29" office:value-type="float" office:value="0.724137931034483" calcext:value-type="float">
            <text:p>0.724137931</text:p>
          </table:table-cell>
          <table:table-cell office:value-type="float" office:value="97.33" calcext:value-type="float">
            <text:p>97.33</text:p>
          </table:table-cell>
          <table:table-cell office:value-type="float" office:value="98.03" calcext:value-type="float">
            <text:p>98.03</text:p>
          </table:table-cell>
          <table:table-cell office:value-type="float" office:value="93" calcext:value-type="float">
            <text:p>93</text:p>
          </table:table-cell>
          <table:table-cell office:value-type="float" office:value="98.33" calcext:value-type="float">
            <text:p>98.33</text:p>
          </table:table-cell>
          <table:table-cell office:value-type="float" office:value="97.35" calcext:value-type="float">
            <text:p>97.35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19]+0.15*[.X19]+0.15*[.U19]+0.15*[.L19]+0.2/100*([.AD19]+[.AC19]+[.AB19]+[.AA19]+[.Z19]+[.Q19]+[.P19]+[.O19]+[.F19])/9+0.1*[.AE19]+0.1/12*([.W19]+[.V19]+[.T19]+[.S19]+[.R19]+[.N19]+[.M19]+[.K19]+[.J19]+[.I19]+[.H19]+[.G19])" office:value-type="float" office:value="0.897927204806688" calcext:value-type="float">
            <text:p>0.8979272048</text:p>
          </table:table-cell>
          <table:table-cell table:formula="of:=[.AF19]+0.03" office:value-type="float" office:value="0.927927204806688" calcext:value-type="float">
            <text:p>0.927927204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alda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arolyne</text:p>
          </table:table-cell>
          <table:table-cell office:value-type="string" calcext:value-type="string">
            <text:p>Tsuma</text:p>
          </table:table-cell>
          <table:table-cell office:value-type="string" calcext:value-type="string">
            <text:p>ctsuma@poets.whittier.edu</text:p>
          </table:table-cell>
          <table:table-cell table:number-columns-repeated="2"/>
          <table:table-cell office:value-type="float" office:value="98.25" calcext:value-type="float">
            <text:p>98.25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7/22" office:value-type="float" office:value="0.772727272727273" calcext:value-type="float">
            <text:p>0.77272727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" calcext:value-type="float">
            <text:p>98.2</text:p>
          </table:table-cell>
          <table:table-cell office:value-type="float" office:value="92.62" calcext:value-type="float">
            <text:p>92.62</text:p>
          </table:table-cell>
          <table:table-cell office:value-type="float" office:value="85.23" calcext:value-type="float">
            <text:p>85.2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19.5/24" office:value-type="float" office:value="0.8125" calcext:value-type="float">
            <text:p>0.81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3.5/27" office:value-type="float" office:value="0.87037037037037" calcext:value-type="float">
            <text:p>0.8703703704</text:p>
          </table:table-cell>
          <table:table-cell table:formula="of:=22/29" office:value-type="float" office:value="0.758620689655172" calcext:value-type="float">
            <text:p>0.7586206897</text:p>
          </table:table-cell>
          <table:table-cell office:value-type="float" office:value="98.42" calcext:value-type="float">
            <text:p>98.42</text:p>
          </table:table-cell>
          <table:table-cell office:value-type="float" office:value="94.7" calcext:value-type="float">
            <text:p>94.7</text:p>
          </table:table-cell>
          <table:table-cell office:value-type="float" office:value="83.33" calcext:value-type="float">
            <text:p>83.33</text:p>
          </table:table-cell>
          <table:table-cell office:value-type="float" office:value="98.15" calcext:value-type="float">
            <text:p>98.15</text:p>
          </table:table-cell>
          <table:table-cell office:value-type="float" office:value="87.08" calcext:value-type="float">
            <text:p>87.08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20]+0.15*[.X20]+0.15*[.U20]+0.15*[.L20]+0.2/100*([.AD20]+[.AC20]+[.AB20]+[.AA20]+[.Z20]+[.Q20]+[.P20]+[.O20]+[.F20])/9+0.1*[.AE20]+0.1/12*([.W20]+[.V20]+[.T20]+[.S20]+[.R20]+[.N20]+[.M20]+[.K20]+[.J20]+[.I20]+[.H20]+[.G20])" office:value-type="float" office:value="0.867906083246256" calcext:value-type="float">
            <text:p>0.8679060832</text:p>
          </table:table-cell>
          <table:table-cell table:formula="of:=[.AF20]+0.03" office:value-type="float" office:value="0.897906083246256" calcext:value-type="float">
            <text:p>0.8979060832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Tsu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twatanab@poets.whittier.edu</text:p>
          </table:table-cell>
          <table:table-cell table:number-columns-repeated="2"/>
          <table:table-cell office:value-type="float" office:value="99.47" calcext:value-type="float">
            <text:p>99.4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(18.5+2+0.5)/22" office:value-type="float" office:value="0.954545454545455" calcext:value-type="float">
            <text:p>0.95454545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.47" calcext:value-type="float">
            <text:p>88.47</text:p>
          </table:table-cell>
          <table:table-cell office:value-type="float" office:value="93.89" calcext:value-type="float">
            <text:p>93.89</text:p>
          </table:table-cell>
          <table:table-cell office:value-type="float" office:value="90.43" calcext:value-type="float">
            <text:p>90.4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.5/24" office:value-type="float" office:value="0.895833333333333" calcext:value-type="float">
            <text:p>0.8958333333</text:p>
          </table:table-cell>
          <table:table-cell office:value-type="float" office:value="1" calcext:value-type="float">
            <text:p>1</text:p>
          </table:table-cell>
          <table:table-cell/>
          <table:table-cell table:formula="of:=26/27" office:value-type="float" office:value="0.962962962962963" calcext:value-type="float">
            <text:p>0.962962963</text:p>
          </table:table-cell>
          <table:table-cell table:formula="of:=25/29" office:value-type="float" office:value="0.862068965517241" calcext:value-type="float">
            <text:p>0.8620689655</text:p>
          </table:table-cell>
          <table:table-cell office:value-type="float" office:value="92.75" calcext:value-type="float">
            <text:p>92.75</text:p>
          </table:table-cell>
          <table:table-cell office:value-type="float" office:value="99.9" calcext:value-type="float">
            <text:p>99.9</text:p>
          </table:table-cell>
          <table:table-cell office:value-type="float" office:value="99.54" calcext:value-type="float">
            <text:p>99.54</text:p>
          </table:table-cell>
          <table:table-cell office:value-type="float" office:value="99.89" calcext:value-type="float">
            <text:p>99.89</text:p>
          </table:table-cell>
          <table:table-cell office:value-type="float" office:value="99.54" calcext:value-type="float">
            <text:p>99.54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21]+0.15*[.X21]+0.15*[.U21]+0.15*[.L21]+0.2/100*([.AD21]+[.AC21]+[.AB21]+[.AA21]+[.Z21]+[.Q21]+[.P21]+[.O21]+[.F21])/9+0.1*[.AE21]+0.1/12*([.W21]+[.V21]+[.T21]+[.S21]+[.R21]+[.N21]+[.M21]+[.K21]+[.J21]+[.I21]+[.H21]+[.G21])" office:value-type="float" office:value="0.918284940787182" calcext:value-type="float">
            <text:p>0.9182849408</text:p>
          </table:table-cell>
          <table:table-cell table:formula="of:=[.AF21]+0.03" office:value-type="float" office:value="0.948284940787182" calcext:value-type="float">
            <text:p>0.9482849408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atanab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ylee</text:p>
          </table:table-cell>
          <table:table-cell office:value-type="string" calcext:value-type="string">
            <text:p>Watnick</text:p>
          </table:table-cell>
          <table:table-cell office:value-type="string" calcext:value-type="string">
            <text:p>kwatnick@poets.whittier.edu</text:p>
          </table:table-cell>
          <table:table-cell table:number-columns-repeated="2"/>
          <table:table-cell office:value-type="float" office:value="98.83" calcext:value-type="float">
            <text:p>98.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19+2)/22" office:value-type="float" office:value="0.954545454545455" calcext:value-type="float">
            <text:p>0.9545454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8.27" calcext:value-type="float">
            <text:p>98.27</text:p>
          </table:table-cell>
          <table:table-cell office:value-type="float" office:value="98.09" calcext:value-type="float">
            <text:p>98.09</text:p>
          </table:table-cell>
          <table:table-cell office:value-type="float" office:value="97.34" calcext:value-type="float">
            <text:p>97.34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1/24" office:value-type="float" office:value="0.875" calcext:value-type="float">
            <text:p>0.8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4.5/27" office:value-type="float" office:value="0.907407407407407" calcext:value-type="float">
            <text:p>0.9074074074</text:p>
          </table:table-cell>
          <table:table-cell table:formula="of:=25.5/29" office:value-type="float" office:value="0.879310344827586" calcext:value-type="float">
            <text:p>0.8793103448</text:p>
          </table:table-cell>
          <table:table-cell office:value-type="float" office:value="83.5" calcext:value-type="float">
            <text:p>83.5</text:p>
          </table:table-cell>
          <table:table-cell office:value-type="float" office:value="96.97" calcext:value-type="float">
            <text:p>96.97</text:p>
          </table:table-cell>
          <table:table-cell office:value-type="float" office:value="98.23" calcext:value-type="float">
            <text:p>98.23</text:p>
          </table:table-cell>
          <table:table-cell office:value-type="float" office:value="99.37" calcext:value-type="float">
            <text:p>99.37</text:p>
          </table:table-cell>
          <table:table-cell office:value-type="float" office:value="91.19" calcext:value-type="float">
            <text:p>91.19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22]+0.15*[.X22]+0.15*[.U22]+0.15*[.L22]+0.2/100*([.AD22]+[.AC22]+[.AB22]+[.AA22]+[.Z22]+[.Q22]+[.P22]+[.O22]+[.F22])/9+0.1*[.AE22]+0.1/12*([.W22]+[.V22]+[.T22]+[.S22]+[.R22]+[.N22]+[.M22]+[.K22]+[.J22]+[.I22]+[.H22]+[.G22])" office:value-type="float" office:value="0.925615036572623" calcext:value-type="float">
            <text:p>0.9256150366</text:p>
          </table:table-cell>
          <table:table-cell table:formula="of:=[.AF22]+0.03" office:value-type="float" office:value="0.955615036572623" calcext:value-type="float">
            <text:p>0.955615036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atni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white@poets.whittier.edu</text:p>
          </table:table-cell>
          <table:table-cell table:number-columns-repeated="2"/>
          <table:table-cell office:value-type="float" office:value="98.97" calcext:value-type="float">
            <text:p>98.97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4/22" office:value-type="float" office:value="0.636363636363636" calcext:value-type="float">
            <text:p>0.63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.58" calcext:value-type="float">
            <text:p>61.58</text:p>
          </table:table-cell>
          <table:table-cell office:value-type="float" office:value="79.37" calcext:value-type="float">
            <text:p>79.37</text:p>
          </table:table-cell>
          <table:table-cell office:value-type="float" office:value="74.83" calcext:value-type="float">
            <text:p>74.8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0.5/28" office:value-type="float" office:value="0.732142857142857" calcext:value-type="float">
            <text:p>0.732142857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2.5/27" office:value-type="float" office:value="0.833333333333333" calcext:value-type="float">
            <text:p>0.8333333333</text:p>
          </table:table-cell>
          <table:table-cell table:formula="of:=25.5/29" office:value-type="float" office:value="0.879310344827586" calcext:value-type="float">
            <text:p>0.87931034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9.56" calcext:value-type="float">
            <text:p>99.56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23]+0.15*[.X23]+0.15*[.U23]+0.15*[.L23]+0.2/100*([.AD23]+[.AC23]+[.AB23]+[.AA23]+[.Z23]+[.Q23]+[.P23]+[.O23]+[.F23])/9+0.1*[.AE23]+0.1/12*([.W23]+[.V23]+[.T23]+[.S23]+[.R23]+[.N23]+[.M23]+[.K23]+[.J23]+[.I23]+[.H23]+[.G23])" office:value-type="float" office:value="0.754241414639001" calcext:value-type="float">
            <text:p>0.7542414146</text:p>
          </table:table-cell>
          <table:table-cell table:formula="of:=[.AF23]+0.03" office:value-type="float" office:value="0.784241414639001" calcext:value-type="float">
            <text:p>0.7842414146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Whit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atelyn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kwillia5@poets.whittier.edu</text:p>
          </table:table-cell>
          <table:table-cell table:number-columns-repeated="2"/>
          <table:table-cell office:value-type="float" office:value="97.6" calcext:value-type="float">
            <text:p>97.6</text:p>
          </table:table-cell>
          <table:table-cell table:number-columns-repeated="5" office:value-type="float" office:value="1" calcext:value-type="float">
            <text:p>1</text:p>
          </table:table-cell>
          <table:table-cell table:formula="of:=19.5/22" office:value-type="float" office:value="0.886363636363636" calcext:value-type="float">
            <text:p>0.88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15" calcext:value-type="float">
            <text:p>91.15</text:p>
          </table:table-cell>
          <table:table-cell office:value-type="float" office:value="75.64" calcext:value-type="float">
            <text:p>75.64</text:p>
          </table:table-cell>
          <table:table-cell office:value-type="float" office:value="82.91" calcext:value-type="float">
            <text:p>82.9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/24" office:value-type="float" office:value="0.916666666666667" calcext:value-type="float">
            <text:p>0.91666666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5.5/27" office:value-type="float" office:value="0.944444444444444" calcext:value-type="float">
            <text:p>0.9444444444</text:p>
          </table:table-cell>
          <table:table-cell table:formula="of:=25.5/29" office:value-type="float" office:value="0.879310344827586" calcext:value-type="float">
            <text:p>0.8793103448</text:p>
          </table:table-cell>
          <table:table-cell office:value-type="float" office:value="54.69" calcext:value-type="float">
            <text:p>54.69</text:p>
          </table:table-cell>
          <table:table-cell office:value-type="float" office:value="88" calcext:value-type="float">
            <text:p>88</text:p>
          </table:table-cell>
          <table:table-cell office:value-type="float" office:value="87.64" calcext:value-type="float">
            <text:p>87.64</text:p>
          </table:table-cell>
          <table:table-cell office:value-type="float" office:value="94.17" calcext:value-type="float">
            <text:p>94.17</text:p>
          </table:table-cell>
          <table:table-cell office:value-type="float" office:value="84.83" calcext:value-type="float">
            <text:p>84.83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24]+0.15*[.X24]+0.15*[.U24]+0.15*[.L24]+0.2/100*([.AD24]+[.AC24]+[.AB24]+[.AA24]+[.Z24]+[.Q24]+[.P24]+[.O24]+[.F24])/9+0.1*[.AE24]+0.1/12*([.W24]+[.V24]+[.T24]+[.S24]+[.R24]+[.N24]+[.M24]+[.K24]+[.J24]+[.I24]+[.H24]+[.G24])" office:value-type="float" office:value="0.903824430512017" calcext:value-type="float">
            <text:p>0.9038244305</text:p>
          </table:table-cell>
          <table:table-cell table:formula="of:=[.AF24]+0.03" office:value-type="float" office:value="0.933824430512017" calcext:value-type="float">
            <text:p>0.93382443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illia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dward</text:p>
          </table:table-cell>
          <table:table-cell office:value-type="string" calcext:value-type="string">
            <text:p>Zhang</text:p>
          </table:table-cell>
          <table:table-cell office:value-type="string" calcext:value-type="string">
            <text:p>rzhang@poets.whittier.edu</text:p>
          </table:table-cell>
          <table:table-cell table:number-columns-repeated="2"/>
          <table:table-cell office:value-type="float" office:value="97.75" calcext:value-type="float">
            <text:p>97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(18.5+1)/22" office:value-type="float" office:value="0.886363636363636" calcext:value-type="float">
            <text:p>0.8863636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6.42" calcext:value-type="float">
            <text:p>96.42</text:p>
          </table:table-cell>
          <table:table-cell office:value-type="float" office:value="77.83" calcext:value-type="float">
            <text:p>77.83</text:p>
          </table:table-cell>
          <table:table-cell office:value-type="float" office:value="90.75" calcext:value-type="float">
            <text:p>90.75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2.5/24" office:value-type="float" office:value="0.9375" calcext:value-type="float">
            <text:p>0.93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0.5/27" office:value-type="float" office:value="0.759259259259259" calcext:value-type="float">
            <text:p>0.7592592593</text:p>
          </table:table-cell>
          <table:table-cell table:formula="of:=24/29" office:value-type="float" office:value="0.827586206896552" calcext:value-type="float">
            <text:p>0.8275862069</text:p>
          </table:table-cell>
          <table:table-cell office:value-type="float" office:value="93.5" calcext:value-type="float">
            <text:p>93.5</text:p>
          </table:table-cell>
          <table:table-cell office:value-type="float" office:value="89.95" calcext:value-type="float">
            <text:p>89.95</text:p>
          </table:table-cell>
          <table:table-cell office:value-type="float" office:value="87.6" calcext:value-type="float">
            <text:p>87.6</text:p>
          </table:table-cell>
          <table:table-cell office:value-type="float" office:value="96.22" calcext:value-type="float">
            <text:p>96.22</text:p>
          </table:table-cell>
          <table:table-cell office:value-type="float" office:value="92.79" calcext:value-type="float">
            <text:p>92.79</text:p>
          </table:table-cell>
          <table:table-cell table:formula="of:=10/10" office:value-type="float" office:value="1" calcext:value-type="float">
            <text:p>1</text:p>
          </table:table-cell>
          <table:table-cell table:formula="of:=0.15*[.Y25]+0.15*[.X25]+0.15*[.U25]+0.15*[.L25]+0.2/100*([.AD25]+[.AC25]+[.AB25]+[.AA25]+[.Z25]+[.Q25]+[.P25]+[.O25]+[.F25])/9+0.1*[.AE25]+0.1/12*([.W25]+[.V25]+[.T25]+[.S25]+[.R25]+[.N25]+[.M25]+[.K25]+[.J25]+[.I25]+[.H25]+[.G25])" office:value-type="float" office:value="0.88611969871125" calcext:value-type="float">
            <text:p>0.8861196987</text:p>
          </table:table-cell>
          <table:table-cell table:formula="of:=[.AF25]+0.03" office:value-type="float" office:value="0.91611969871125" calcext:value-type="float">
            <text:p>0.9161196987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Zhang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2">00/00/0000</text:date>, <text:time style:data-style-name="N2" text:time-value="13:47:02.7350818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2:18:15.840377928</meta:creation-date>
    <dc:date>2019-12-12T13:49:24.322722819</dc:date>
    <meta:editing-duration>PT13H32M50S</meta:editing-duration>
    <meta:editing-cycles>193</meta:editing-cycles>
    <meta:generator>LibreOffice/5.1.6.2$Linux_X86_64 LibreOffice_project/10m0$Build-2</meta:generator>
    <meta:document-statistic meta:table-count="1" meta:cell-count="792" meta:object-count="0"/>
  </office:meta>
</office:document-meta>
</file>